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viar Dreams" svg:font-family="'Caviar Dreams'" style:font-adornments="Gras" style:font-pitch="variable"/>
    <style:font-face style:name="Caviar Dreams1" svg:font-family="'Caviar Dream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9c45f" officeooo:paragraph-rsid="0009c45f"/>
    </style:style>
    <style:style style:name="P2" style:family="paragraph" style:parent-style-name="Text_20_body" style:list-style-name="L1">
      <style:text-properties officeooo:rsid="0009c45f" officeooo:paragraph-rsid="0009c45f"/>
    </style:style>
    <style:style style:name="P3" style:family="paragraph" style:parent-style-name="Text_20_body" style:list-style-name="L2">
      <style:text-properties officeooo:rsid="0009c45f" officeooo:paragraph-rsid="0009c45f"/>
    </style:style>
    <style:style style:name="P4" style:family="paragraph" style:parent-style-name="Text_20_body">
      <style:text-properties officeooo:rsid="000aa9e9" officeooo:paragraph-rsid="000aa9e9"/>
    </style:style>
    <style:style style:name="P5" style:family="paragraph" style:parent-style-name="Text_20_body">
      <style:text-properties officeooo:rsid="000aed54" officeooo:paragraph-rsid="000aed54"/>
    </style:style>
    <style:style style:name="P6" style:family="paragraph" style:parent-style-name="Text_20_body">
      <style:paragraph-properties fo:margin-top="0cm" fo:margin-bottom="0cm" loext:contextual-spacing="false" style:writing-mode="page"/>
      <style:text-properties officeooo:rsid="0009c45f" officeooo:paragraph-rsid="0009c45f"/>
    </style:style>
    <style:style style:name="P7" style:family="paragraph" style:parent-style-name="Text_20_body" style:list-style-name="L1">
      <style:paragraph-properties fo:margin-top="0cm" fo:margin-bottom="0cm" loext:contextual-spacing="false" style:writing-mode="page"/>
      <style:text-properties officeooo:rsid="0009c45f" officeooo:paragraph-rsid="0009c45f"/>
    </style:style>
    <style:style style:name="P8" style:family="paragraph" style:parent-style-name="Text_20_body" style:list-style-name="L2">
      <style:paragraph-properties fo:margin-top="0cm" fo:margin-bottom="0cm" loext:contextual-spacing="false" style:writing-mode="page"/>
      <style:text-properties officeooo:rsid="0009c45f" officeooo:paragraph-rsid="0009c45f"/>
    </style:style>
    <style:style style:name="P9" style:family="paragraph" style:parent-style-name="Title">
      <style:text-properties officeooo:rsid="0009c45f" officeooo:paragraph-rsid="0009c45f"/>
    </style:style>
    <style:style style:name="P10" style:family="paragraph" style:parent-style-name="Subtitle">
      <style:text-properties officeooo:rsid="0009c45f" officeooo:paragraph-rsid="0009c45f"/>
    </style:style>
    <style:style style:name="P11" style:family="paragraph" style:parent-style-name="Heading_20_1">
      <style:text-properties fo:font-size="24pt" style:font-size-asian="24pt" style:font-size-complex="24pt"/>
    </style:style>
    <style:style style:name="T1" style:family="text">
      <style:text-properties officeooo:rsid="000aa9e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otes et réflexions</text:p>
      <text:p text:style-name="P10">projet GraphicObjectTemplating</text:p>
      <text:h text:style-name="P11" text:outline-level="1">Stocakage en mémoire des objets</text:h>
      <text:p text:style-name="P6">Pour des facilités de gestion, on stockera les objets en mémoire niveau session PHP. 2 voies sont possibles :</text:p>
      <text:list xml:id="list2263122131" text:style-name="L1">
        <text:list-item>
          <text:p text:style-name="P7">stocker unitairement chaque objet et en répertorier leur nom dans une liste des objets,</text:p>
        </text:list-item>
        <text:list-item>
          <text:p text:style-name="P2">profiter du stockage de la liste des objets, pour y stocker l’objet en lui-même.</text:p>
        </text:list-item>
      </text:list>
      <text:p text:style-name="P6">Cette seconde voie a pour effet pratique :</text:p>
      <text:list xml:id="list3611787781" text:style-name="L2">
        <text:list-item>
          <text:p text:style-name="P8">la recherche d’un objet se traduit par la recherche de nom identifiant comme clé d’accès dans le tableau listant les objet,</text:p>
        </text:list-item>
        <text:list-item>
          <text:p text:style-name="P8">la destruction d’un objet, revient à supprimer son occurrence dans le tableau listant les objets,</text:p>
        </text:list-item>
        <text:list-item>
          <text:p text:style-name="P3">le test d’existence revient à rechercher l’identifiant de l’objet en tant que clé d’accès du tableau listant les objets.</text:p>
        </text:list-item>
      </text:list>
      <text:p text:style-name="P1">Pour ce qui est de l’instanciation de l’objet ou sa reconstruction, on devra changer quelques manières d’opérer. <text:span text:style-name="T1">À chaque fois, il faut en premier valider l’existence ou non de l’objet en question, afin de prendre la valeur actuellement sauvegardée. Puis on peut effectuer l’instanciation proprement dite de l’objet avant de le sauvegarder ou le mettre à jour dans le tableau listant les objets présent.</text:span></text:p>
      <text:p text:style-name="P4">Reste la question de la clé de nommage du tableau listant les objets mis en session PHP. Elle doit être assez unique, mais spécifique à l’instance de l’application, du site actuellement en cours d’exécution. On peut partir d’un motif en préfixe pour indiquer que c’est l’application qui a généré la liste d’objet, avec en suffixe la date de création au format DateTime ‘YmdHis’,</text:p>
      <text:p text:style-name="P5">Autre point à soulever : le paramétrage des session PHP dans Zend Frame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viar Dreams" svg:font-family="'Caviar Dreams'" style:font-adornments="Gras" style:font-pitch="variable"/>
    <style:font-face style:name="Caviar Dreams1" svg:font-family="'Caviar Dream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writing-mode="page"/>
      <style:text-properties style:font-name="Caviar Dreams1" fo:font-family="'Caviar Dreams'" style:font-style-name="Normal"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writing-mode="page"/>
      <style:text-properties style:font-name="Caviar Dreams" fo:font-family="'Caviar Dreams'" style:font-style-name="Gras"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Caviar Dreams1" fo:font-family="'Caviar Dreams'" style:font-style-name="Normal"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Caviar Dreams" fo:font-family="'Caviar Dreams'" style:font-style-name="Gras" style:font-pitch="variable" fo:font-size="28pt" fo:font-weight="bold" style:font-size-asian="130%" style:font-weight-asian="bold" style:font-size-complex="130%" style:font-weight-complex="600"/>
    </style:style>
    <style:style style:name="Sans_20_nom1" style:display-name="Sans nom1" style:family="paragraph" style:parent-style-name="Heading_20_1" style:default-outline-level="" style:list-style-name="">
      <style:paragraph-properties style:writing-mode="page"/>
      <style:text-properties fo:font-size="2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8T17:05:37.746714006</dc:date>
    <meta:editing-duration>PT4M25S</meta:editing-duration>
    <meta:editing-cycles>1</meta:editing-cycles>
    <meta:document-statistic meta:table-count="0" meta:image-count="0" meta:object-count="0" meta:page-count="1" meta:paragraph-count="13" meta:word-count="265" meta:character-count="1600" meta:non-whitespace-character-count="1353"/>
    <meta:generator>LibreOffice/5.3.3.2$Linux_X86_64 LibreOffice_project/30m0$Build-2</meta:generator>
  </office:meta>
</office:document-meta>
</file>